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690000013145689BC3.svm" manifest:media-type=""/>
  <manifest:file-entry manifest:full-path="Pictures/200000010000026E0000012D2B1C45BB.svm" manifest:media-type=""/>
  <manifest:file-entry manifest:full-path="Pictures/20000001000001CD0000012DBE74C9DE.svm" manifest:media-type=""/>
  <manifest:file-entry manifest:full-path="Pictures/20000001000001D100000129A37F3893.svm" manifest:media-type=""/>
  <manifest:file-entry manifest:full-path="Pictures/20000001000001390000012DAA730B4C.svm" manifest:media-type=""/>
  <manifest:file-entry manifest:full-path="Pictures/20000001000001310000012D62166E45.svm" manifest:media-type=""/>
  <manifest:file-entry manifest:full-path="Pictures/2000000200000163000000F270A6B8FF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69cm" svg:height="5.841cm" svg:x="3.115cm" svg:y="0.242cm">
          <draw:image xlink:href="Pictures/2000000200000163000000F270A6B8FF.eps" xlink:type="simple" xlink:show="embed" xlink:actuate="onLoad">
            <text:p/>
          </draw:image>
        </draw:frame>
        <draw:frame draw:style-name="gr2" draw:text-style-name="P2" draw:layer="layout" svg:width="0.869cm" svg:height="0.916cm" svg:x="12.641cm" svg:y="4.874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132cm" svg:height="0.916cm" svg:x="1.357cm" svg:y="4.874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3" draw:text-style-name="P1" draw:layer="layout" svg:width="0.365cm" svg:height="0.36cm" svg:x="9.015cm" svg:y="4.156cm">
          <draw:image xlink:href="Pictures/20000001000001310000012D62166E45.svm" xlink:type="simple" xlink:show="embed" xlink:actuate="onLoad">
            <text:p/>
          </draw:image>
        </draw:frame>
        <draw:frame draw:style-name="gr4" draw:text-style-name="P1" draw:layer="layout" svg:width="0.374cm" svg:height="0.36cm" svg:x="9.015cm" svg:y="1.488cm">
          <draw:image xlink:href="Pictures/20000001000001390000012DAA730B4C.svm" xlink:type="simple" xlink:show="embed" xlink:actuate="onLoad">
            <text:p/>
          </draw:image>
        </draw:frame>
        <draw:frame draw:style-name="gr5" draw:text-style-name="P1" draw:layer="layout" svg:width="0.552cm" svg:height="0.36cm" svg:x="11.674cm" svg:y="1.146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557cm" svg:height="0.355cm" svg:x="11.65cm" svg:y="4.438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552cm" svg:height="0.36cm" svg:x="5.369cm" svg:y="1.146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557cm" svg:height="0.355cm" svg:x="5.369cm" svg:y="4.461cm">
          <draw:image xlink:href="Pictures/20000001000001D100000129A37F3893.svm" xlink:type="simple" xlink:show="embed" xlink:actuate="onLoad">
            <text:p/>
          </draw:image>
        </draw:frame>
        <draw:frame draw:style-name="gr7" draw:text-style-name="P1" draw:layer="layout" svg:width="0.745cm" svg:height="0.36cm" svg:x="2.413cm" svg:y="4.135cm">
          <draw:image xlink:href="Pictures/200000010000026E0000012D2B1C45BB.svm" xlink:type="simple" xlink:show="embed" xlink:actuate="onLoad">
            <text:p/>
          </draw:image>
        </draw:frame>
        <draw:frame draw:style-name="gr8" draw:text-style-name="P1" draw:layer="layout" svg:width="0.739cm" svg:height="0.365cm" svg:x="7.191cm" svg:y="3.1cm">
          <draw:image xlink:href="Pictures/20000001000002690000013145689BC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4.808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41:40.693320395</dc:date>
    <meta:editing-duration>PT9M38S</meta:editing-duration>
    <meta:editing-cycles>2</meta:editing-cycles>
    <meta:generator>LibreOffice/4.2.8.2$Linux_x86 LibreOffice_project/420m0$Build-2</meta:generator>
    <meta:document-statistic meta:object-count="11"/>
  </office:meta>
</office:document-meta>
</file>